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text:display="none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72ea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185a2" officeooo:paragraph-rsid="001d814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61319" officeooo:paragraph-rsid="00461319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9653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abfed" officeooo:paragraph-rsid="004abfed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e3990" officeooo:paragraph-rsid="004e3990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5" style:family="text">
      <style:text-properties officeooo:rsid="00426b69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10"><text:span text:style-name="T1">2016/0</text:span><text:span text:style-name="T2">7</text:span><text:span text:style-name="T1">/</text:span><text:span text:style-name="T3">25</text:span><text:span text:style-name="T1"> – MONTAG</text:span></text:p>
            <text:p text:style-name="P2"/>
          </table:table-cell>
          <table:table-cell table:style-name="Table6.A2" office:value-type="string">
            <text:p text:style-name="P22"/>
            <text:p text:style-name="P23"><text:span text:style-name="T6">Azubirunde:</text:span> Über Projektstand gesprochen, weitere Planung vorgelegt.</text:p>
            <text:p text:style-name="P21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3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3">26</text:span><text:span text:style-name="T1"> – DIENSTAG</text:span></text:p>
          </table:table-cell>
          <table:table-cell table:style-name="Table6.B3" office:value-type="string">
            <text:p text:style-name="P12"/>
            <text:p text:style-name="P24">A. Klotz mit Linux bezüglich OC Update Projekt assistiert.</text:p>
            <text:p text:style-name="P13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4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4">2</text:span><text:span text:style-name="T3">7</text:span><text:span text:style-name="T1"> – MITTWOCH</text:span></text:p>
          </table:table-cell>
          <table:table-cell table:style-name="Table6.B4" office:value-type="string">
            <text:p text:style-name="P12"/>
            <text:p text:style-name="P16"/>
            <text:p text:style-name="P12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5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2">2</text:span><text:span text:style-name="T3">8</text:span><text:span text:style-name="T1"> – DONNERSTAG</text:span></text:p>
          </table:table-cell>
          <table:table-cell table:style-name="Table6.B5" office:value-type="string">
            <text:p text:style-name="P12"/>
            <text:p text:style-name="P17"/>
            <text:p text:style-name="P20"/>
          </table:table-cell>
          <table:table-cell table:style-name="Table6.A2" office:value-type="string">
            <text:p text:style-name="P15"><text:span text:style-name="T5">0700 </text:span>– <text:span text:style-name="T5">1500</text:span></text:p>
          </table:table-cell>
          <table:table-cell table:style-name="Table6.D2" office:value-type="string">
            <text:p text:style-name="P5">HZB</text:p>
          </table:table-cell>
        </table:table-row>
        <table:table-row table:style-name="Table6.6">
          <table:table-cell table:style-name="Table6.A2" office:value-type="string">
            <text:p text:style-name="P10"><text:span text:style-name="T1">2016/0</text:span><text:span text:style-name="T4">7</text:span><text:span text:style-name="T1">/</text:span><text:span text:style-name="T2">2</text:span><text:span text:style-name="T3">9</text:span><text:span text:style-name="T1"> – FREITAG</text:span></text:p>
          </table:table-cell>
          <table:table-cell table:style-name="Table6.B6" office:value-type="string">
            <text:p text:style-name="P19"/>
            <text:p text:style-name="P18">Azubigrillen veranstaltet.</text:p>
            <text:p text:style-name="P19"/>
          </table:table-cell>
          <table:table-cell table:style-name="Table6.A2" office:value-type="string">
            <text:p text:style-name="P14"><text:span text:style-name="T5">0700 </text:span>– <text:span text:style-name="T5">1500</text:span></text:p>
          </table:table-cell>
          <table:table-cell table:style-name="Table6.D2" office:value-type="string">
            <text:p text:style-name="P5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3">25</text:span><text:span text:style-name="MT1"> – 2016/0</text:span><text:span text:style-name="MT4">7</text:span><text:span text:style-name="MT1">/</text:span><text:span text:style-name="MT3">29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3">30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26T13:15:05.937951158</dc:date>
    <meta:editing-cycles>70</meta:editing-cycles>
    <dc:title>Header Schule</dc:title>
    <meta:editing-duration>PT10H2M16S</meta:editing-duration>
    <meta:generator>LibreOffice/5.1.4.2$Linux_X86_64 LibreOffice_project/10m0$Build-2</meta:generator>
    <meta:document-statistic meta:table-count="6" meta:image-count="0" meta:object-count="0" meta:page-count="1" meta:paragraph-count="30" meta:word-count="65" meta:character-count="546" meta:non-whitespace-character-count="500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